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5" style:family="table-cell" style:parent-style-name="Lien_32_hypertexte" style:data-style-name="N0">
      <style:text-properties fo:color="#0563C1" style:text-underline-style="solid" style:text-underline-type="single"/>
    </style:style>
    <style:style style:name="ce6" style:family="table-cell" style:parent-style-name="Lien_32_hypertexte" style:data-style-name="N0">
      <style:table-cell-properties style:vertical-align="automatic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fo:background-color="#FFD966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</style:style>
    <style:style style:name="ce9" style:family="table-cell" style:parent-style-name="Default" style:data-style-name="N36">
      <style:table-cell-properties style:vertical-align="automatic" fo:background-color="#FFD966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FFD966"/>
    </style:style>
    <style:style style:name="ce11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2" style:family="table-cell" style:parent-style-name="Default" style:data-style-name="N36"/>
    <style:style style:name="ce13" style:family="table-cell" style:parent-style-name="Default" style:data-style-name="N37"/>
    <style:style style:name="ce14" style:family="table-cell" style:parent-style-name="Default" style:data-style-name="N36">
      <style:table-cell-properties fo:background-color="transparent"/>
    </style:style>
    <style:style style:name="ce15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6" style:family="table-cell" style:parent-style-name="Default" style:data-style-name="N12">
      <style:table-cell-properties style:vertical-align="automatic" style:repeat-content="false"/>
      <style:paragraph-properties fo:text-align="center"/>
    </style:style>
    <style:style style:name="ce17" style:family="table-cell" style:parent-style-name="Lien_32_hypertexte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6.731cm" style:use-optimal-column-width="true"/>
    </style:style>
    <style:style style:name="co2" style:family="table-column">
      <style:table-column-properties fo:break-before="auto" style:column-width="2.37066666666667cm"/>
    </style:style>
    <style:style style:name="co3" style:family="table-column">
      <style:table-column-properties fo:break-before="auto" style:column-width="3.70416666666667cm" style:use-optimal-column-width="true"/>
    </style:style>
    <style:style style:name="co4" style:family="table-column">
      <style:table-column-properties fo:break-before="auto" style:column-width="3.13266666666667cm" style:use-optimal-column-width="true"/>
    </style:style>
    <style:style style:name="co5" style:family="table-column">
      <style:table-column-properties fo:break-before="auto" style:column-width="4.72016666666667cm" style:use-optimal-column-width="true"/>
    </style:style>
    <style:style style:name="co6" style:family="table-column">
      <style:table-column-properties fo:break-before="auto" style:column-width="2.921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Êlectrici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neaux Solaire 1000Wat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te ple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le 6²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égulate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le 6²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te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 de batte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/- Cable de batter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/- Cable 4²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C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Boulons dans 2 boites ple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 (nombre de disjoncteurs x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âble 2,5²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joncteurs (6 Prises et 8 Eclairage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âble 2,5²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rupteu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lairag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au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se extérie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 fl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d’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 fl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d’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 lait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 fl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air lait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 fl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n lait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d’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n lait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mpe à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éparateur 4 vo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 flex x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froide (robinet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bi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froide (douch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froide (chauffe eau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uffe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rou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éparateur 3 vo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 flex x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chaude (Robinet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bi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chaude (Douch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ch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uteilles de Gaz x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étende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ûte 3 vo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yau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ziniè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yau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uffe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yau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go</text:p>
          </table:table-cell>
          <table:table-cell table:number-columns-repeated="16383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Vernis polyuréthane bi composant</text:p>
          </table:table-cell>
          <table:table-cell table:number-columns-repeated="16383"/>
        </table:table-row>
        <table:table-row table:number-rows-repeated="1048497" table:style-name="ro1">
          <table:table-cell table:number-columns-repeated="16384"/>
        </table:table-row>
      </table:table>
      <table:table table:name="Plaquage_Agepan" table:style-name="ta2">
        <table:table-column table:style-name="co3" table:default-cell-style-name="ce2"/>
        <table:table-column table:style-name="co2" table:number-columns-repeated="6" table:default-cell-style-name="ce3"/>
        <table:table-column table:style-name="co2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6" table:number-rows-spanned="1" table:style-name="ce11">
            <text:p>Sol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style-name="ce2">
            <text:p>Liège caoutchouc</text:p>
          </table:table-cell>
          <table:table-cell office:value-type="string" table:style-name="ce3">
            <text:p>2 rouleaux<text:s/>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20m²</text:p>
          </table:table-cell>
          <table:table-cell office:value-type="string" table:style-name="ce3">
            <text:p>7,03 € / m²</text:p>
          </table:table-cell>
          <table:table-cell office:value-type="currency" office:value="140.6" table:style-name="ce4">
            <text:p>140,60 €</text:p>
          </table:table-cell>
          <table:table-cell table:style-name="ce3"/>
          <table:table-cell office:value-type="string" table:style-name="ce5">
            <text:p><text:a xlink:href="https://www.shop-ecobati.com/fr/catalog/isolation/Isolation%20acoustique/Semi-rigide/ISOLIEGE_ROULEAU_180KG|M³_4MM_X_1M_par_rouleau">https://www.shop-ecobati.com/fr/catalog/isolation/Isolation%20acoustique/Semi-rigide/ISOLIEGE_ROULEAU_180KG%7CM%C2%B3_4MM_X_1M_par_rouleau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Lambourde 3,8 x 6,3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124.104 m</text:p>
          </table:table-cell>
          <table:table-cell office:value-type="string" table:style-name="ce3">
            <text:p>4 m</text:p>
          </table:table-cell>
          <table:table-cell office:value-type="currency" office:value="3.9" table:style-name="ce4">
            <text:p>3,90 €</text:p>
          </table:table-cell>
          <table:table-cell table:style-name="ce3"/>
          <table:table-cell office:value-type="currency" office:value="42.9" table:style-name="ce4">
            <text:p>42,90 €</text:p>
          </table:table-cell>
          <table:table-cell office:value-type="string" table:style-name="ce5">
            <text:p><text:a xlink:href="https://www.bricoman.fr/lambourde-sapin-traite-classe-2.html">https://www.bricoman.fr/lambourde-sapin-traite-classe-2.htm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teico Therm 60mm</text:p>
          </table:table-cell>
          <table:table-cell office:value-type="string" table:style-name="ce3">
            <text:p>18 plaques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18,61 € / m²</text:p>
          </table:table-cell>
          <table:table-cell office:value-type="currency" office:value="271.33" table:style-name="ce4">
            <text:p>271,33 €</text:p>
          </table:table-cell>
          <table:table-cell office:value-type="string" table:style-name="ce3">
            <text:p><text:s/></text:p>
          </table:table-cell>
          <table:table-cell office:value-type="string" table:style-name="ce6">
            <text:p><text:a xlink:href="https://www.shop-ecobati.com/fr/catalog/isolation/Isolation%20thermique/Rigide/STEICO_THERM_60MM__600X1350___hs">https://www.shop-ecobati.com/fr/catalog/isolation/Isolation%20thermique/Rigide/STEICO_THERM_60MM__600X1350___hs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WD Agepan</text:p>
          </table:table-cell>
          <table:table-cell office:value-type="string" table:style-name="ce3">
            <text:p>7 plaques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101 x 251</text:p>
          </table:table-cell>
          <table:table-cell office:value-type="currency" office:value="9.76" table:style-name="ce4">
            <text:p>9,76 €</text:p>
          </table:table-cell>
          <table:table-cell office:value-type="currency" office:value="173.28" table:style-name="ce4">
            <text:p>173,28 €</text:p>
          </table:table-cell>
          <table:table-cell table:style-name="ce3"/>
          <table:table-cell office:value-type="string" table:style-name="ce5">
            <text:p><text:a xlink:href="https://www.shop-ecobati.com/fr/catalog/isolation/Sous-toiture/Sous-toiture%20extérieur/DWD_16MM___1010x2510_RL4">https://www.shop-ecobati.com/fr/catalog/isolation/Sous-toiture/Sous-toiture%20ext%C3%A9rieur/DWD_16MM___1010x2510_RL4</text:a>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DWD Agepan</text:p>
          </table:table-cell>
          <table:table-cell office:value-type="string" table:style-name="ce8">
            <text:p>12 plaques</text:p>
          </table:table-cell>
          <table:table-cell office:value-type="string" table:style-name="ce8">
            <text:p>17,6175 m²</text:p>
          </table:table-cell>
          <table:table-cell office:value-type="string" table:style-name="ce8">
            <text:p>635 x 251</text:p>
          </table:table-cell>
          <table:table-cell office:value-type="currency" office:value="9.76" table:style-name="ce9">
            <text:p>9,76 €</text:p>
          </table:table-cell>
          <table:table-cell office:value-type="currency" office:value="186.77" table:style-name="ce9">
            <text:p>186,77 €</text:p>
          </table:table-cell>
          <table:table-cell table:style-name="ce8"/>
          <table:table-cell office:value-type="string" table:style-name="ce10">
            <text:p>https://www.shop-ecobati.com/fr/catalog/isolation/Sous-toiture/Sous-toiture%20ext%C3%A9rieur/DWD_16MM____635X2510_RL4</text:p>
          </table:table-cell>
          <table:table-cell table:number-columns-repeated="1637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6" table:number-rows-spanned="1" table:style-name="ce15">
            <text:p>Plafond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Liteau 21 x 21 par 6</text:p>
          </table:table-cell>
          <table:table-cell office:value-type="float" office:value="15" table:style-name="ce3">
            <text:p>15</text:p>
          </table:table-cell>
          <table:table-cell table:style-name="ce3"/>
          <table:table-cell office:value-type="string" table:style-name="ce3">
            <text:p>2,40 m</text:p>
          </table:table-cell>
          <table:table-cell office:value-type="currency" office:value="15.3" table:style-name="ce16">
            <text:p>15,30 €</text:p>
          </table:table-cell>
          <table:table-cell table:number-columns-repeated="2" table:style-name="ce3"/>
          <table:table-cell office:value-type="string" table:style-name="ce1">
            <text:p>https://www.bricoman.fr/lot-6-tasseaux-82996.htm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Liteau 18 x 40</text:p>
          </table:table-cell>
          <table:table-cell office:value-type="float" office:value="15" table:style-name="ce3">
            <text:p>15</text:p>
          </table:table-cell>
          <table:table-cell table:style-name="ce3"/>
          <table:table-cell office:value-type="string" table:style-name="ce3">
            <text:p>4 m</text:p>
          </table:table-cell>
          <table:table-cell office:value-type="currency" office:value="1.25" table:style-name="ce16">
            <text:p>1,25 €</text:p>
          </table:table-cell>
          <table:table-cell table:number-columns-repeated="2" table:style-name="ce3"/>
          <table:table-cell office:value-type="string" table:style-name="ce1">
            <text:p>https://www.bricoman.fr/liteau-sapin-traite-classe-2.htm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teico Therm 40 mm</text:p>
          </table:table-cell>
          <table:table-cell table:style-name="ce3"/>
          <table:table-cell office:value-type="string" table:style-name="ce3">
            <text:p>17,6175m²</text:p>
          </table:table-cell>
          <table:table-cell office:value-type="string" table:style-name="ce3">
            <text:p>60 x 135</text:p>
          </table:table-cell>
          <table:table-cell office:value-type="string" table:style-name="ce3">
            <text:p>12,77 € / m²</text:p>
          </table:table-cell>
          <table:table-cell table:number-columns-repeated="2" table:style-name="ce3"/>
          <table:table-cell office:value-type="string" table:style-name="ce17">
            <text:p><text:a xlink:href="https://www.shop-ecobati.com/fr/catalog/isolation/Isolation%20thermique/Rigide/STEICO_THERM_40MM__600X1350___hs">https://www.shop-ecobati.com/fr/catalog/isolation/Isolation%20thermique/Rigide/STEICO_THERM_40MM__600X1350___hs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Liège caoutchouc</text:p>
          </table:table-cell>
          <table:table-cell table:style-name="ce3"/>
          <table:table-cell office:value-type="string" table:style-name="ce3">
            <text:p>17,6175 m²</text:p>
          </table:table-cell>
          <table:table-cell office:value-type="string" table:style-name="ce3">
            <text:p>20m²</text:p>
          </table:table-cell>
          <table:table-cell office:value-type="string" table:style-name="ce3">
            <text:p>7,03 € / m²</text:p>
          </table:table-cell>
          <table:table-cell office:value-type="currency" office:value="140.6" table:style-name="ce4">
            <text:p>140,60 €</text:p>
          </table:table-cell>
          <table:table-cell table:style-name="ce3"/>
          <table:table-cell office:value-type="string" table:style-name="ce5">
            <text:p><text:a xlink:href="https://www.shop-ecobati.com/fr/catalog/isolation/Isolation%20acoustique/Semi-rigide/ISOLIEGE_ROULEAU_180KG|M³_4MM_X_1M_par_rouleau">https://www.shop-ecobati.com/fr/catalog/isolation/Isolation%20acoustique/Semi-rigide/ISOLIEGE_ROULEAU_180KG%7CM%C2%B3_4MM_X_1M_par_rouleau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WD Agepan</text:p>
          </table:table-cell>
          <table:table-cell table:style-name="ce3"/>
          <table:table-cell office:value-type="string" table:style-name="ce3">
            <text:p>17,6175 m²</text:p>
          </table:table-cell>
          <table:table-cell office:value-type="string" table:style-name="ce3">
            <text:p>101 x 251</text:p>
          </table:table-cell>
          <table:table-cell office:value-type="currency" office:value="9.76" table:style-name="ce4">
            <text:p>9,76 €</text:p>
          </table:table-cell>
          <table:table-cell table:style-name="ce4"/>
          <table:table-cell table:style-name="ce3"/>
          <table:table-cell office:value-type="string" table:style-name="ce5">
            <text:p><text:a xlink:href="https://www.shop-ecobati.com/fr/catalog/isolation/Sous-toiture/Sous-toiture%20extérieur/DWD_16MM___1010x2510_RL4">https://www.shop-ecobati.com/fr/catalog/isolation/Sous-toiture/Sous-toiture%20ext%C3%A9rieur/DWD_16MM___1010x2510_RL4</text:a></text:p>
          </table:table-cell>
          <table:table-cell table:number-columns-repeated="16376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Isolation__Plaquage" table:style-name="ta3"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7" table:default-cell-style-name="ce1"/>
        <table:table-column table:style-name="co6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1">
            <text:p>Produit</text:p>
          </table:table-cell>
          <table:table-cell office:value-type="string" table:style-name="ce1">
            <text:p>Tail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iège 2c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solant reflecteur</text:p>
          </table:table-cell>
          <table:table-cell table:number-columns-repeated="2" table:style-name="ce1"/>
          <table:table-cell office:value-type="string" table:style-name="ce1">
            <text:p>62m²</text:p>
          </table:table-cell>
          <table:table-cell office:value-type="string" table:style-name="ce5">
            <text:p><text:a xlink:href="https://www.bricoman.fr/isolant-mince-thermo-reflecteur-20-composants-r-5.html">https://www.bricoman.fr/isolant-mince-thermo-reflecteur-20-composants-r-5.html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ilverpro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SB 18mm sol</text:p>
          </table:table-cell>
          <table:table-cell office:value-type="string" table:style-name="ce1">
            <text:p>250*67,5*18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string" table:style-name="ce5">
            <text:p><text:a xlink:href="https://www.bricoman.fr/dalle-osb4-ep-18mm-l250xl67-5cm.html">https://www.bricoman.fr/dalle-osb4-ep-18mm-l250xl67-5cm.html</text:a></text:p>
          </table:table-cell>
          <table:table-cell table:number-columns-repeated="5" table:style-name="ce1"/>
          <table:table-cell office:value-type="currency" office:value="165.22" table:style-name="ce12">
            <text:p>165,22 €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rmature</text:p>
          </table:table-cell>
          <table:table-cell office:value-type="string" table:style-name="ce1">
            <text:p>6,3*3,8*400</text:p>
          </table:table-cell>
          <table:table-cell office:value-type="string" table:style-name="ce1">
            <text:p>15 lambourdes de 4mètres</text:p>
          </table:table-cell>
          <table:table-cell office:value-type="string" table:style-name="ce1">
            <text:p>56m33,6</text:p>
          </table:table-cell>
          <table:table-cell office:value-type="string" table:style-name="ce5">
            <text:p><text:a xlink:href="https://www.bricoman.fr/lambourde-sapin-traite-classe-2.html">https://www.bricoman.fr/lambourde-sapin-traite-classe-2.html</text:a></text:p>
          </table:table-cell>
          <table:table-cell table:number-columns-repeated="5" table:style-name="ce1"/>
          <table:table-cell office:value-type="currency" office:value="51.3" table:style-name="ce12">
            <text:p>51,30 €</text:p>
          </table:table-cell>
          <table:table-cell table:style-name="ce5"/>
          <table:table-cell table:number-columns-repeated="16372"/>
        </table:table-row>
        <table:table-row table:style-name="ro1">
          <table:table-cell table:number-columns-repeated="4" table:style-name="ce1"/>
          <table:table-cell table:style-name="ce5"/>
          <table:table-cell table:number-columns-repeated="16379" table:style-name="ce1"/>
        </table:table-row>
        <table:table-row table:style-name="ro1">
          <table:table-cell office:value-type="string" table:style-name="ce1">
            <text:p>PLAFON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mature</text:p>
          </table:table-cell>
          <table:table-cell office:value-type="string" table:style-name="ce1">
            <text:p>27*13*2000</text:p>
          </table:table-cell>
          <table:table-cell office:value-type="string" table:style-name="ce1">
            <text:p>3 bottes</text:p>
          </table:table-cell>
          <table:table-cell table:style-name="ce1"/>
          <table:table-cell office:value-type="string" table:style-name="ce5">
            <text:p><text:a xlink:href="https://www.bricoman.fr/lot-de-10-tasseaux-bruts-sapin-du-nord-epicea.html">https://www.bricoman.fr/lot-de-10-tasseaux-bruts-sapin-du-nord-epicea.html</text:a></text:p>
          </table:table-cell>
          <table:table-cell table:number-columns-repeated="5" table:style-name="ce1"/>
          <table:table-cell office:value-type="currency" office:value="16.8" table:style-name="ce12">
            <text:p>16,80 €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OSB 15mm cotés</text:p>
          </table:table-cell>
          <table:table-cell office:value-type="string" table:style-name="ce1">
            <text:p>250*125*18</text:p>
          </table:table-cell>
          <table:table-cell office:value-type="string" table:style-name="ce1">
            <text:p>6 plaques</text:p>
          </table:table-cell>
          <table:table-cell table:style-name="ce1"/>
          <table:table-cell office:value-type="string" table:style-name="ce5">
            <text:p><text:a xlink:href="https://www.bricoman.fr/panneau-osb3-ep-15mm-l250xl125cm.html">https://www.bricoman.fr/panneau-osb3-ep-15mm-l250xl125cm.html</text:a></text:p>
          </table:table-cell>
          <table:table-cell table:number-columns-repeated="5" table:style-name="ce1"/>
          <table:table-cell office:value-type="currency" office:value="117" table:style-name="ce13">
            <text:p>117 €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table:style-name="ce5"/>
          <table:table-cell table:number-columns-repeated="16379" table:style-name="ce1"/>
        </table:table-row>
        <table:table-row table:style-name="ro1">
          <table:table-cell office:value-type="string" table:style-name="ce1">
            <text:p>AVANT</text:p>
          </table:table-cell>
          <table:table-cell table:number-columns-repeated="3" table:style-name="ce1"/>
          <table:table-cell table:style-name="ce5"/>
          <table:table-cell table:number-columns-repeated="16379" table:style-name="ce1"/>
        </table:table-row>
        <table:table-row table:style-name="ro1">
          <table:table-cell office:value-type="string" table:style-name="ce1">
            <text:p>Armature</text:p>
          </table:table-cell>
          <table:table-cell office:value-type="string" table:style-name="ce1">
            <text:p>27*13*2000</text:p>
          </table:table-cell>
          <table:table-cell office:value-type="string" table:style-name="ce1">
            <text:p>3 bottes</text:p>
          </table:table-cell>
          <table:table-cell office:value-type="float" office:value="3" table:style-name="ce1">
            <text:p>3</text:p>
          </table:table-cell>
          <table:table-cell office:value-type="string" table:style-name="ce5">
            <text:p><text:a xlink:href="https://www.bricoman.fr/lot-de-10-tasseaux-bruts-sapin-du-nord-epicea.html">https://www.bricoman.fr/lot-de-10-tasseaux-bruts-sapin-du-nord-epicea.html</text:a></text:p>
          </table:table-cell>
          <table:table-cell table:number-columns-repeated="5" table:style-name="ce1"/>
          <table:table-cell office:value-type="currency" office:value="16.8" table:style-name="ce12">
            <text:p>16,80 €</text:p>
          </table:table-cell>
          <table:table-cell table:number-columns-repeated="16373"/>
        </table:table-row>
        <table:table-row table:number-rows-repeated="2" table:style-name="ro1">
          <table:table-cell table:number-columns-repeated="4" table:style-name="ce1"/>
          <table:table-cell table:style-name="ce5"/>
          <table:table-cell table:number-columns-repeated="16379" table:style-name="ce1"/>
        </table:table-row>
        <table:table-row table:style-name="ro1">
          <table:table-cell office:value-type="string" table:style-name="ce1">
            <text:p>COT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SB 15mm cotés</text:p>
          </table:table-cell>
          <table:table-cell office:value-type="string" table:style-name="ce1">
            <text:p>250*125*18</text:p>
          </table:table-cell>
          <table:table-cell office:value-type="string" table:style-name="ce1">
            <text:p>12 plaques</text:p>
          </table:table-cell>
          <table:table-cell table:style-name="ce1"/>
          <table:table-cell office:value-type="string" table:style-name="ce5">
            <text:p><text:a xlink:href="https://www.bricoman.fr/panneau-osb3-ep-15mm-l250xl125cm.html">https://www.bricoman.fr/panneau-osb3-ep-15mm-l250xl125cm.html</text:a></text:p>
          </table:table-cell>
          <table:table-cell table:number-columns-repeated="5" table:style-name="ce1"/>
          <table:table-cell office:value-type="currency" office:value="234" table:style-name="ce13">
            <text:p>234 €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mature</text:p>
          </table:table-cell>
          <table:table-cell office:value-type="string" table:style-name="ce1">
            <text:p>27*13*2000</text:p>
          </table:table-cell>
          <table:table-cell office:value-type="string" table:style-name="ce1">
            <text:p>5 bottes de 10</text:p>
          </table:table-cell>
          <table:table-cell office:value-type="float" office:value="44" table:style-name="ce1">
            <text:p>44</text:p>
          </table:table-cell>
          <table:table-cell office:value-type="string" table:style-name="ce5">
            <text:p><text:a xlink:href="https://www.bricoman.fr/lot-de-10-tasseaux-bruts-sapin-du-nord-epicea.html">https://www.bricoman.fr/lot-de-10-tasseaux-bruts-sapin-du-nord-epicea.html</text:a></text:p>
          </table:table-cell>
          <table:table-cell table:number-columns-repeated="5" table:style-name="ce1"/>
          <table:table-cell office:value-type="currency" office:value="28" table:style-name="ce12">
            <text:p>28,00 €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RIER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 table:style-name="ce1"/>
          <table:table-cell table:style-name="ce14"/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lois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mature</text:p>
          </table:table-cell>
          <table:table-cell office:value-type="string" table:style-name="ce1">
            <text:p>25*25*240</text:p>
          </table:table-cell>
          <table:table-cell office:value-type="string" table:style-name="ce1">
            <text:p>2 bottes de 6</text:p>
          </table:table-cell>
          <table:table-cell office:value-type="float" office:value="12" table:style-name="ce1">
            <text:p>12</text:p>
          </table:table-cell>
          <table:table-cell office:value-type="string" table:style-name="ce5">
            <text:p><text:a xlink:href="https://www.bricoman.fr/lot-de-6-tasseaux-bruts-sapin-du-nord-25x25x2400mm.html">https://www.bricoman.fr/lot-de-6-tasseaux-bruts-sapin-du-nord-25x25x2400mm.html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SB 15mm</text:p>
          </table:table-cell>
          <table:table-cell office:value-type="string" table:style-name="ce1">
            <text:p>250*125*18</text:p>
          </table:table-cell>
          <table:table-cell office:value-type="string" table:style-name="ce1">
            <text:p>3 plaques</text:p>
          </table:table-cell>
          <table:table-cell table:style-name="ce1"/>
          <table:table-cell office:value-type="string" table:style-name="ce5">
            <text:p><text:a xlink:href="https://www.bricoman.fr/panneau-osb3-ep-15mm-l250xl125cm.html">https://www.bricoman.fr/panneau-osb3-ep-15mm-l250xl125cm.html</text:a>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6" table:style-name="ce1"/>
          <table:table-cell office:value-type="currency" office:value="629.12" table:formula="of:=SUM([.K9:.K33])" table:style-name="ce12">
            <text:p>629,12 €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string" table:style-name="ce5">
            <text:p><text:a xlink:href="https://www.shop-ecobati.com/fr/catalog/isolation/Sous-toiture/Sous-toiture%20extérieur/DWD_16MM____635X2510_RL4">https://www.shop-ecobati.com/fr/catalog/isolation/Sous-toiture/Sous-toiture%20ext%C3%A9rieur/DWD_16MM____635X2510_RL4</text:a></text:p>
          </table:table-cell>
          <table:table-cell table:number-columns-repeated="16379" table:style-name="ce1"/>
        </table:table-row>
        <table:table-row table:number-rows-repeated="1048541" table:style-name="ro1">
          <table:table-cell table:number-columns-repeated="16384"/>
        </table:table-row>
      </table:table>
      <table:table table:name="Eaux" table:style-name="ta3">
        <table:table-column table:style-name="co2" table:number-columns-repeated="16384" table:default-cell-style-name="ce1"/>
        <table:table-row table:style-name="ro1">
          <table:table-cell office:value-type="string" table:style-name="ce1">
            <text:p>Produit</text:p>
          </table:table-cell>
          <table:table-cell office:value-type="string" table:style-name="ce1">
            <text:p>Lieux</text:p>
          </table:table-cell>
          <table:table-cell office:value-type="string" table:style-name="ce1">
            <text:p>Taill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uve</text:p>
          </table:table-cell>
          <table:table-cell office:value-type="string" table:style-name="ce1">
            <text:p>Sous lit</text:p>
          </table:table-cell>
          <table:table-cell office:value-type="string" table:style-name="ce1">
            <text:p>1000L</text:p>
          </table:table-cell>
          <table:table-cell office:value-type="string" table:style-name="ce5">
            <text:p><text:a xlink:href="https://www.bricoman.fr/conteneur-ibc-1000l-sur-palette-couleur-naturelle.html">https://www.bricoman.fr/conteneur-ibc-1000l-sur-palette-couleur-naturelle.html</text:a>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Electricité" table:style-name="ta3">
        <table:table-column table:style-name="co2" table:number-columns-repeated="16384" table:default-cell-style-name="ce1"/>
        <table:table-row table:style-name="ro1">
          <table:table-cell office:value-type="string" table:style-name="ce1">
            <text:p>N° Cable</text:p>
          </table:table-cell>
          <table:table-cell office:value-type="string" table:style-name="ce1">
            <text:p>Gaine</text:p>
          </table:table-cell>
          <table:table-cell office:value-type="string" table:style-name="ce1">
            <text:p>Longueur</text:p>
          </table:table-cell>
          <table:table-cell office:value-type="string" table:style-name="ce1">
            <text:p>Départ</text:p>
          </table:table-cell>
          <table:table-cell office:value-type="string" table:style-name="ce1">
            <text:p>Arrivé</text:p>
          </table:table-cell>
          <table:table-cell office:value-type="string" table:style-name="ce1">
            <text:p>Diamètre</text:p>
          </table:table-cell>
          <table:table-cell office:value-type="string" table:style-name="ce1">
            <text:p>Fusible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80cm</text:p>
          </table:table-cell>
          <table:table-cell office:value-type="string" table:style-name="ce1">
            <text:p>Tableau</text:p>
          </table:table-cell>
          <table:table-cell office:value-type="string" table:style-name="ce1">
            <text:p>Sucre plexo</text:p>
          </table:table-cell>
          <table:table-cell table:number-columns-repeated="16379" table:style-name="ce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12P0">
      <number:number number:decimal-places="2" number:min-integer-digits="1" number:grouping="true"/>
      <number:text> </number:text>
      <number:currency-symbol>€</number:currency-symbol>
    </number:currency-style>
    <number:currency-style style:name="N12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2P0"/>
    </number:currency-style>
    <number:currency-style style:name="N36P0">
      <number:number number:decimal-places="2" number:min-integer-digits="1" number:grouping="true"/>
      <number:text> </number:text>
      <number:currency-symbol>€</number:currency-symbol>
    </number:currency-style>
    <number:currency-style style:name="N3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36P0"/>
    </number:currency-style>
    <number:currency-style style:name="N37P0">
      <number:number number:decimal-places="0" number:min-integer-digits="1" number:grouping="true">
        <number:embedded-text number:position="0"> </number:embedded-text>
      </number:number>
      <number:currency-symbol>€</number:currency-symbol>
    </number:currency-style>
    <number:currency-style style:name="N37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number:currency-symbol>€</number:currency-symbol>
      <style:map style:condition="value()&gt;=0" style:apply-style-name="N37P0"/>
    </number:currency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Utilisateur Windows</dc:creator>
    <meta:creation-date>2017-05-10T17:03:41Z</meta:creation-date>
    <dc:date>2018-01-18T09:55:56Z</dc:date>
    <meta:editing-cycles>2</meta:editing-cycles>
    <meta:editing-duration>PT5619S</meta:editing-duration>
  </office:meta>
</office:document-meta>
</file>